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agneto" svg:font-family="Magneto" style:font-family-generic="decorative" style:font-pitch="variable"/>
    <style:font-face style:name="Times New Roman" svg:font-family="'Times New Roman'" style:font-family-generic="roman" style:font-pitch="variable"/>
    <style:font-face style:name="Ecolier_court" svg:font-family="Ecolier_court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colier_court" fo:font-size="54pt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Magneto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Magneto" fo:font-size="24pt" style:font-size-asian="24pt" style:font-size-complex="24pt"/>
    </style:style>
    <style:style style:name="P4" style:family="paragraph" style:parent-style-name="Heading_20_4">
      <style:text-properties style:font-name="Magneto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 Horloge</text:p>
      <text:p text:style-name="P2">Mon horloge est bizarre,</text:p>
      <text:p text:style-name="P2">elle indique minuit alors qui l' est midi, elle indique 1 heure</text:p>
      <text:p text:style-name="P2">alors qui l'est 13 heures etc...</text:p>
      <text:p text:style-name="P2">Mais elle fonctionne.</text:p>
      <text:h text:style-name="P4" text:outline-level="4"/>
      <text:p text:style-name="P2">j'allai chez l'horloger</text:p>
      <text:p text:style-name="P2">mais sur ma route un homme me demanda l'heure </text:p>
      <text:p text:style-name="P2">-il est midi.</text:p>
      <text:p text:style-name="P2">-merci!</text:p>
      <text:p text:style-name="P2">Mais arriver chez l'horlogerie</text:p>
      <text:p text:style-name="P2">c'était fermé.</text:p>
      <text:p text:style-name="P2">Le lendemain je retentai </text:p>
      <text:p text:style-name="P2">ma chance mais le même homme</text:p>
      <text:p text:style-name="P2">me redemanda l'heure il est</text:p>
      <text:p text:style-name="P2">1 heure. Et ça à durée 2</text:p>
      <text:p text:style-name="P2">mois d'affiler mais mon horloge tomba en panne j'ai demandé l'heure </text:p>
      <text:p text:style-name="P2"><text:s/>-a l'homme qui me l'a demandé </text:p>
      <text:p text:style-name="P2"><text:s/>L'horloger c'était lui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Magneto" svg:font-family="Magneto" style:font-family-generic="decorative" style:font-pitch="variable"/>
    <style:font-face style:name="Times New Roman" svg:font-family="'Times New Roman'" style:font-family-generic="roman" style:font-pitch="variable"/>
    <style:font-face style:name="Ecolier_court" svg:font-family="Ecolier_court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4T15:56:17.27</meta:creation-date>
    <dc:date>2012-01-31T09:01:23.57</dc:date>
    <meta:editing-duration>PT00H29M01S</meta:editing-duration>
    <meta:editing-cycles>2</meta:editing-cycles>
    <meta:generator>OOo4Kids/1.2$Win32 OpenOffice.org_project/120r1205$Build-122</meta:generator>
    <meta:document-statistic meta:table-count="0" meta:image-count="0" meta:object-count="0" meta:page-count="1" meta:paragraph-count="18" meta:word-count="91" meta:character-count="512"/>
  </office:meta>
</office:document-meta>
</file>